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officeooo:rsid="0063f0b0" officeooo:paragraph-rsid="0063f0b0"/>
    </style:style>
    <style:style style:name="P16" style:family="paragraph" style:parent-style-name="Standard">
      <style:text-properties officeooo:rsid="0063f0b0" officeooo:paragraph-rsid="0076c6f2"/>
    </style:style>
    <style:style style:name="P17" style:family="paragraph" style:parent-style-name="Standard">
      <style:text-properties officeooo:paragraph-rsid="0066f2ee"/>
    </style:style>
    <style:style style:name="P18" style:family="paragraph" style:parent-style-name="Standard">
      <style:text-properties officeooo:rsid="0076c6f2" officeooo:paragraph-rsid="0076c6f2"/>
    </style:style>
    <style:style style:name="P19" style:family="paragraph" style:parent-style-name="Standard">
      <style:paragraph-properties fo:line-height="100%"/>
      <style:text-properties officeooo:paragraph-rsid="003991e3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6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66f2ee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2" style:family="paragraph" style:parent-style-name="Table_20_Contents">
      <style:text-properties officeooo:rsid="000bac82" officeooo:paragraph-rsid="0066f2ee"/>
    </style:style>
    <style:style style:name="P63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4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5" style:family="paragraph" style:parent-style-name="Table_20_Contents">
      <style:text-properties officeooo:paragraph-rsid="008a5ce4"/>
    </style:style>
    <style:style style:name="P66" style:family="paragraph" style:parent-style-name="Table_20_Contents">
      <style:text-properties officeooo:paragraph-rsid="008b4bd2"/>
    </style:style>
    <style:style style:name="P67" style:family="paragraph" style:parent-style-name="Table_20_Contents">
      <style:text-properties officeooo:paragraph-rsid="008c710e"/>
    </style:style>
    <style:style style:name="P68" style:family="paragraph" style:parent-style-name="Table_20_Contents">
      <style:text-properties officeooo:paragraph-rsid="0063f0b0"/>
    </style:style>
    <style:style style:name="P69" style:family="paragraph" style:parent-style-name="Table_20_Contents">
      <style:text-properties officeooo:paragraph-rsid="0076c6f2"/>
    </style:style>
    <style:style style:name="P70" style:family="paragraph" style:parent-style-name="Table_20_Contents">
      <style:text-properties officeooo:paragraph-rsid="00864192"/>
    </style:style>
    <style:style style:name="P71" style:family="paragraph" style:parent-style-name="Table_20_Contents">
      <style:text-properties officeooo:paragraph-rsid="00b2963a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5179c" officeooo:paragraph-rsid="00b5179c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9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b5179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0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1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1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12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b2963a"/>
    </style:style>
    <style:style style:name="P113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15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P116" style:family="paragraph" style:parent-style-name="Зміст_5f_вимоги">
      <style:paragraph-properties fo:margin-left="0cm" fo:margin-right="0cm" fo:text-indent="0cm" style:auto-text-indent="false"/>
      <style:text-properties officeooo:paragraph-rsid="008187a7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b4eda8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b4eda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ext_20_body">
      <style:text-properties officeooo:rsid="0063f0b0"/>
    </style:style>
    <style:style style:name="P121" style:family="paragraph" style:parent-style-name="Standard">
      <style:paragraph-properties fo:break-before="page"/>
      <style:text-properties officeooo:paragraph-rsid="006217d2"/>
    </style:style>
    <style:style style:name="P12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2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2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2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27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31166" officeooo:paragraph-rsid="00b5179c" style:font-size-asian="10.5pt" style:font-style-asian="normal" style:font-weight-asian="normal" style:font-size-complex="10.5pt" style:text-emphasize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3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42" style:family="paragraph" style:parent-style-name="Зміст_5f_вимоги">
      <style:text-properties fo:font-size="10pt" officeooo:paragraph-rsid="009e84d6" style:font-size-asian="10pt" style:font-size-complex="10pt"/>
    </style:style>
    <style:style style:name="P143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4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5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6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7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4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72bdf" style:font-name-asian="Times New Roman1" style:font-size-asian="10.5pt" style:font-style-asian="italic" style:font-weight-asian="bold" style:font-name-complex="Times New Roman1" style:font-size-complex="10.5pt"/>
    </style:style>
    <style:style style:name="P1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91174" style:font-name-asian="Times New Roman1" style:font-size-asian="10.5pt" style:font-style-asian="italic" style:font-weight-asian="bold" style:font-name-complex="Times New Roman1" style:font-size-complex="10.5pt"/>
    </style:style>
    <style:style style:name="P15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5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b0c522" style:font-name-asian="Times New Roman1" style:font-size-asian="10.5pt" style:font-style-asian="italic" style:font-weight-asian="bold" style:font-name-complex="Times New Roman1" style:font-size-complex="10.5pt"/>
    </style:style>
    <style:style style:name="P15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fo:font-style="italic" fo:font-weight="bold" officeooo:paragraph-rsid="00a72bdf" style:font-name-asian="Times New Roman1" style:font-size-asian="10.5pt" style:font-style-asian="italic" style:font-weight-asian="bold" style:font-name-complex="Times New Roman1" style:font-size-complex="10.5pt"/>
    </style:style>
    <style:style style:name="P1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fo:font-style="italic" fo:font-weight="bold" officeooo:paragraph-rsid="00b0c522" style:font-name-asian="Times New Roman1" style:font-size-asian="10.5pt" style:font-style-asian="italic" style:font-weight-asian="bold" style:font-name-complex="Times New Roman1" style:font-size-complex="10.5pt"/>
    </style:style>
    <style:style style:name="P15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72bdf" style:font-name-asian="Times New Roman1" style:font-size-asian="10.5pt" style:font-style-asian="italic" style:font-weight-asian="bold" style:font-name-complex="Times New Roman1" style:font-size-complex="10.5pt"/>
    </style:style>
    <style:style style:name="P16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b0c522" style:font-name-asian="Times New Roman1" style:font-size-asian="10.5pt" style:font-style-asian="italic" style:font-weight-asian="bold" style:font-name-complex="Times New Roman1" style:font-size-complex="10.5pt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91174" style:font-name-asian="Times New Roman1" style:font-size-asian="10.5pt" style:font-style-asian="italic" style:font-weight-asian="bold" style:font-name-complex="Times New Roman1" style:font-size-complex="10.5pt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63" style:family="paragraph" style:parent-style-name="Standard">
      <style:paragraph-properties fo:line-height="100%"/>
      <style:text-properties officeooo:paragraph-rsid="00b9e07b"/>
    </style:style>
    <style:style style:name="P16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16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622d5" style:font-style-asian="italic" style:font-style-complex="italic"/>
    </style:style>
    <style:style style:name="T4" style:family="text">
      <style:text-properties fo:font-style="italic" officeooo:rsid="0063f0b0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7dc982" style:font-style-asian="italic" style:font-style-complex="italic"/>
    </style:style>
    <style:style style:name="T7" style:family="text">
      <style:text-properties fo:font-style="italic" officeooo:rsid="00878bfc" style:font-style-asian="italic" style:font-style-complex="italic"/>
    </style:style>
    <style:style style:name="T8" style:family="text">
      <style:text-properties fo:font-style="italic" style:font-name-asian="Times New Roman1" style:font-style-asian="italic" style:font-name-complex="Times New Roman1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480b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1d76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b4bd2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7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77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e1b18" style:font-name-asian="Times New Roman1" style:font-size-asian="10.5pt" style:font-style-asian="italic" style:font-weight-asian="normal" style:font-name-complex="Times New Roman1" style:font-size-complex="10.5pt" style:font-style-complex="normal" style:text-emphasize="none"/>
    </style:style>
    <style:style style:name="T78" style:family="text">
      <style:text-properties officeooo:rsid="0023c526"/>
    </style:style>
    <style:style style:name="T79" style:family="text">
      <style:text-properties officeooo:rsid="00282cca"/>
    </style:style>
    <style:style style:name="T8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81" style:family="text">
      <style:text-properties style:font-name="Times New Roman" style:font-name-asian="Times New Roman1" style:font-name-complex="Times New Roman1"/>
    </style:style>
    <style:style style:name="T8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8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84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85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86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87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88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89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90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91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92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9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94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95" style:family="text">
      <style:text-properties style:font-name="Times New Roman" fo:font-style="italic" style:font-name-asian="Times New Roman1" style:font-style-asian="italic" style:font-name-complex="Times New Roman1"/>
    </style:style>
    <style:style style:name="T96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9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8" style:family="text">
      <style:text-properties style:font-name-asian="Times New Roman1" style:font-name-complex="Times New Roman1"/>
    </style:style>
    <style:style style:name="T99" style:family="text">
      <style:text-properties officeooo:rsid="00282cca" style:font-name-asian="Times New Roman1" style:font-name-complex="Times New Roman1"/>
    </style:style>
    <style:style style:name="T100" style:family="text">
      <style:text-properties officeooo:rsid="009f6097" style:font-name-asian="Times New Roman1" style:font-name-complex="Times New Roman1" style:font-style-complex="normal"/>
    </style:style>
    <style:style style:name="T101" style:family="text">
      <style:text-properties officeooo:rsid="001331e3" style:font-name-asian="Times New Roman1" style:font-name-complex="Times New Roman1"/>
    </style:style>
    <style:style style:name="T102" style:family="text">
      <style:text-properties officeooo:rsid="00181cf4" style:font-name-asian="Times New Roman1" style:font-name-complex="Times New Roman1"/>
    </style:style>
    <style:style style:name="T103" style:family="text">
      <style:text-properties officeooo:rsid="00181cf4"/>
    </style:style>
    <style:style style:name="T104" style:family="text">
      <style:text-properties fo:language="ru" fo:country="RU"/>
    </style:style>
    <style:style style:name="T105" style:family="text">
      <style:text-properties officeooo:rsid="002e1b18" style:font-style-complex="normal"/>
    </style:style>
    <style:style style:name="T106" style:family="text">
      <style:text-properties officeooo:rsid="0023c526" style:font-style-complex="normal"/>
    </style:style>
    <style:style style:name="T107" style:family="text">
      <style:text-properties officeooo:rsid="009f6097" style:font-style-complex="normal"/>
    </style:style>
    <style:style style:name="T108" style:family="text">
      <style:text-properties officeooo:rsid="00a89c77" style:font-style-complex="normal"/>
    </style:style>
    <style:style style:name="T109" style:family="text">
      <style:text-properties fo:language="en" fo:country="US"/>
    </style:style>
    <style:style style:name="T110" style:family="text">
      <style:text-properties fo:language="uk" fo:country="UA"/>
    </style:style>
    <style:style style:name="T111" style:family="text">
      <style:text-properties fo:language="uk" fo:country="UA" officeooo:rsid="002c9457"/>
    </style:style>
    <style:style style:name="T112" style:family="text">
      <style:text-properties fo:language="uk" fo:country="UA" officeooo:rsid="0021a7d8"/>
    </style:style>
    <style:style style:name="T113" style:family="text">
      <style:text-properties fo:language="uk" fo:country="UA" fo:font-weight="bold" officeooo:rsid="002c9457" style:font-weight-asian="bold" style:font-weight-complex="bold"/>
    </style:style>
    <style:style style:name="T114" style:family="text">
      <style:text-properties fo:language="uk" fo:country="UA" fo:font-weight="bold" officeooo:rsid="007055ea" style:font-weight-asian="bold" style:font-weight-complex="bold"/>
    </style:style>
    <style:style style:name="T115" style:family="text">
      <style:text-properties fo:language="uk" fo:country="UA" fo:font-weight="bold" officeooo:rsid="000bac82" style:font-weight-asian="bold" style:font-weight-complex="bold"/>
    </style:style>
    <style:style style:name="T116" style:family="text">
      <style:text-properties fo:language="uk" fo:country="UA" fo:font-weight="bold" officeooo:rsid="0021a7d8" style:font-weight-asian="bold" style:font-weight-complex="bold"/>
    </style:style>
    <style:style style:name="T117" style:family="text">
      <style:text-properties fo:language="uk" fo:country="UA" fo:font-weight="bold" officeooo:rsid="00694122" style:font-weight-asian="bold" style:font-weight-complex="bold"/>
    </style:style>
    <style:style style:name="T118" style:family="text">
      <style:text-properties fo:language="uk" fo:country="UA" fo:font-weight="bold" officeooo:rsid="008b4bd2" style:font-weight-asian="bold" style:font-weight-complex="bold"/>
    </style:style>
    <style:style style:name="T119" style:family="text">
      <style:text-properties fo:language="uk" fo:country="UA" fo:font-weight="bold" officeooo:rsid="00b67e5e" style:font-weight-asian="bold" style:font-weight-complex="bold"/>
    </style:style>
    <style:style style:name="T120" style:family="text">
      <style:text-properties fo:language="uk" fo:country="UA" fo:font-weight="normal" officeooo:rsid="0021a7d8" style:font-weight-asian="normal" style:font-weight-complex="normal"/>
    </style:style>
    <style:style style:name="T121" style:family="text">
      <style:text-properties fo:language="uk" fo:country="UA" fo:font-weight="normal" officeooo:rsid="0069f8c3" style:font-weight-asian="normal" style:font-weight-complex="normal"/>
    </style:style>
    <style:style style:name="T122" style:family="text">
      <style:text-properties fo:language="uk" fo:country="UA" officeooo:rsid="0058499d"/>
    </style:style>
    <style:style style:name="T123" style:family="text">
      <style:text-properties fo:language="uk" fo:country="UA" officeooo:rsid="00694122"/>
    </style:style>
    <style:style style:name="T124" style:family="text">
      <style:text-properties fo:language="uk" fo:country="UA" officeooo:rsid="008a5ce4"/>
    </style:style>
    <style:style style:name="T125" style:family="text">
      <style:text-properties fo:language="uk" fo:country="UA" officeooo:rsid="008b4bd2"/>
    </style:style>
    <style:style style:name="T126" style:family="text">
      <style:text-properties fo:language="uk" fo:country="UA" officeooo:rsid="008c710e"/>
    </style:style>
    <style:style style:name="T127" style:family="text">
      <style:text-properties fo:language="uk" fo:country="UA" officeooo:rsid="0071856a"/>
    </style:style>
    <style:style style:name="T128" style:family="text">
      <style:text-properties fo:language="uk" fo:country="UA" officeooo:rsid="0099c41d"/>
    </style:style>
    <style:style style:name="T129" style:family="text">
      <style:text-properties officeooo:rsid="000f0310"/>
    </style:style>
    <style:style style:name="T130" style:family="text">
      <style:text-properties officeooo:rsid="0010dd33"/>
    </style:style>
    <style:style style:name="T131" style:family="text">
      <style:text-properties officeooo:rsid="00117476"/>
    </style:style>
    <style:style style:name="T132" style:family="text">
      <style:text-properties officeooo:rsid="0042ad5b"/>
    </style:style>
    <style:style style:name="T133" style:family="text">
      <style:text-properties officeooo:rsid="00464a7d"/>
    </style:style>
    <style:style style:name="T134" style:family="text">
      <style:text-properties officeooo:rsid="0063f0b0"/>
    </style:style>
    <style:style style:name="T135" style:family="text">
      <style:text-properties officeooo:rsid="0066f2ee"/>
    </style:style>
    <style:style style:name="T136" style:family="text">
      <style:text-properties officeooo:rsid="006b7d4c"/>
    </style:style>
    <style:style style:name="T137" style:family="text">
      <style:text-properties officeooo:rsid="006e73f6"/>
    </style:style>
    <style:style style:name="T138" style:family="text">
      <style:text-properties officeooo:rsid="007055ea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fo:font-size="12pt" officeooo:rsid="0014585f" style:font-size-asian="12pt"/>
    </style:style>
    <style:style style:name="T141" style:family="text">
      <style:text-properties officeooo:rsid="0076c6f2"/>
    </style:style>
    <style:style style:name="T142" style:family="text">
      <style:text-properties fo:font-weight="bold" officeooo:rsid="002c9457" style:font-weight-asian="bold" style:font-weight-complex="bold"/>
    </style:style>
    <style:style style:name="T143" style:family="text">
      <style:text-properties fo:font-weight="bold" officeooo:rsid="007055ea" style:font-weight-asian="bold" style:font-weight-complex="bold"/>
    </style:style>
    <style:style style:name="T144" style:family="text">
      <style:text-properties officeooo:rsid="007be8e8"/>
    </style:style>
    <style:style style:name="T145" style:family="text">
      <style:text-properties officeooo:rsid="008ff984"/>
    </style:style>
    <style:style style:name="T146" style:family="text">
      <style:text-properties officeooo:rsid="0095924b"/>
    </style:style>
    <style:style style:name="T147" style:family="text">
      <style:text-properties officeooo:rsid="00969118"/>
    </style:style>
    <style:style style:name="T148" style:family="text">
      <style:text-properties officeooo:rsid="00980f51"/>
    </style:style>
    <style:style style:name="T149" style:family="text">
      <style:text-properties officeooo:rsid="009cbec8"/>
    </style:style>
    <style:style style:name="T150" style:family="text">
      <style:text-properties fo:font-size="10pt" style:font-name-asian="Calibri" style:font-size-asian="10pt" style:font-size-complex="10pt"/>
    </style:style>
    <style:style style:name="T151" style:family="text">
      <style:text-properties officeooo:rsid="009e84d6"/>
    </style:style>
    <style:style style:name="T152" style:family="text">
      <style:text-properties officeooo:rsid="00a08bae"/>
    </style:style>
    <style:style style:name="T153" style:family="text">
      <style:text-properties style:font-name="Liberation Serif" fo:font-size="10.5pt" officeooo:rsid="0023c526" style:font-name-asian="Calibri" style:font-size-asian="10.5pt" style:font-size-complex="10.5pt"/>
    </style:style>
    <style:style style:name="T154" style:family="text">
      <style:text-properties style:font-name="Liberation Serif" fo:font-size="10.5pt" officeooo:rsid="00b5179c" style:font-name-asian="Calibri" style:font-size-asian="10.5pt" style:font-size-complex="10.5pt"/>
    </style:style>
    <style:style style:name="T155" style:family="text">
      <style:text-properties style:font-name="Liberation Serif" officeooo:rsid="00b4eda8"/>
    </style:style>
    <style:style style:name="T156" style:family="text">
      <style:text-properties officeooo:rsid="00576bac"/>
    </style:style>
    <style:style style:name="T157" style:family="text">
      <style:text-properties officeooo:rsid="00a4c63a"/>
    </style:style>
    <style:style style:name="T158" style:family="text">
      <style:text-properties officeooo:rsid="00a72bdf"/>
    </style:style>
    <style:style style:name="T159" style:family="text">
      <style:text-properties officeooo:rsid="00a9d64d"/>
    </style:style>
    <style:style style:name="T160" style:family="text">
      <style:text-properties officeooo:rsid="00ab291c"/>
    </style:style>
    <style:style style:name="T161" style:family="text">
      <style:text-properties officeooo:rsid="00ade02d"/>
    </style:style>
    <style:style style:name="T162" style:family="text">
      <style:text-properties officeooo:rsid="00b4eda8"/>
    </style:style>
    <style:style style:name="T163" style:family="text">
      <style:text-properties officeooo:rsid="00b5179c"/>
    </style:style>
    <style:style style:name="T164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65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166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167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68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169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8">№ Уроку</text:p>
          </table:table-cell>
          <table:table-cell table:style-name="Таблиця2.A1" office:value-type="string">
            <text:p text:style-name="P58">№ Теми</text:p>
          </table:table-cell>
          <table:table-cell table:style-name="Таблиця2.A1" office:value-type="string">
            <text:p text:style-name="P59">Тема урока</text:p>
          </table:table-cell>
          <table:table-cell table:style-name="Таблиця2.D1" office:value-type="string">
            <text:p text:style-name="P59"/>
          </table:table-cell>
          <table:table-cell table:style-name="Таблиця2.A1" office:value-type="string">
            <text:p text:style-name="P60"><text:span text:style-name="T146">9</text:span>-<text:span text:style-name="T133">А</text:span></text:p>
          </table:table-cell>
          <table:table-cell table:style-name="Таблиця2.A1" office:value-type="string">
            <text:p text:style-name="P60"><text:span text:style-name="T146">9</text:span>-<text:span text:style-name="T133">Б</text:span></text:p>
          </table:table-cell>
          <table:table-cell table:style-name="Таблиця2.G1" office:value-type="string">
            <text:p text:style-name="P60"><text:span text:style-name="T146">9</text:span>-<text:span text:style-name="T136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3">Тема </text:span><text:span text:style-name="T14">1</text:span><text:span text:style-name="T13">. </text:span><text:span text:style-name="T10">Алгоритми та програми </text:span><text:span text:style-name="T11">(</text:span><text:span text:style-name="T12">32</text:span><text:span text:style-name="T1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96">П<text:span text:style-name="T151">оняття одновимірних масивів.</text:span></text:p>
          </table:table-cell>
          <table:table-cell table:style-name="Таблиця2.D1" table:number-rows-spanned="32" office:value-type="string">
            <text:p text:style-name="P148">Учень/учениця</text:p>
            <text:p text:style-name="P154">Знаннєва складова</text:p>
            <text:p text:style-name="P142"><text:span text:style-name="T1">Пояснює </text:span>принцип організації даних за допомогою одновимірних масивів.</text:p>
            <text:p text:style-name="P142"><text:span text:style-name="T1">Пояснює </text:span>поняття масиву, елемента масиву, індексу та значення елемента.</text:p>
            <text:p text:style-name="P142"><text:span text:style-name="T1">Описує </text:span>алгоритми опрацювання елементів масиву, що задовольняють певній умові.</text:p>
            <text:p text:style-name="P142"><text:span text:style-name="T1">Описує</text:span> алгоритм знаходження підсумкових величин у масиві.</text:p>
            <text:p text:style-name="P142"><text:span text:style-name="T1">Описує </text:span>принаймні один алгоритм впорядкування масиву</text:p>
            <text:p text:style-name="P128"/>
            <text:p text:style-name="P155">Діяльнісна складова</text:p>
            <text:p text:style-name="P129"><text:span text:style-name="T96">Складає й описує</text:span><text:span text:style-name="T97"> </text:span><text:span text:style-name="Зміст_5f_вимоги_20_Знак"><text:span text:style-name="T150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97"> та його впорядкування</text:span></text:p>
            <text:p text:style-name="P128"/>
            <text:p text:style-name="P154">Ціннісна складова</text:p>
            <text:p text:style-name="P130"><text:span text:style-name="T95">Оцінює</text:span><text:span text:style-name="T81"> часову та ємнісну складність алгоритмів.</text:span></text:p>
            <text:p text:style-name="P122">Усвідомлює важливість застосування ефективних методів для опрацювання великих наборів даних</text:p>
            <text:p text:style-name="P122"/>
            <text:p text:style-name="P149">Учень/учениця</text:p>
            <text:p text:style-name="P158">Знаннєва складова</text:p>
            <text:p text:style-name="P143"><text:span text:style-name="T1">Розуміє </text:span>призначення мови програмування та основних її елементів<text:span text:style-name="T104">. </text:span>Наводить приклади сучасних мов програмування.</text:p>
            <text:p text:style-name="P143"><text:span text:style-name="T1">Знає</text:span> відмінність між змінними та константами. </text:p>
            <text:p text:style-name="P143"><text:span text:style-name="T1">Порівнює</text:span> особливості різних середовищ програмування. </text:p>
            <text:p text:style-name="P143"><text:span text:style-name="T1">Розуміє</text:span> поняття об’єкта в мові програмування, його властивостей і методів.<text:span text:style-name="T139"> </text:span></text:p>
            <text:p text:style-name="P143"><text:span text:style-name="T1">Пояснює </text:span>структуру програми.</text:p>
            <text:p text:style-name="P143"><text:span text:style-name="T1">Пояснює</text:span> функції елементів графічного інтерфейсу та користується ними.</text:p>
            <text:p text:style-name="P143"><text:soft-page-break/><text:span text:style-name="T1">Розрізняє</text:span> властивості і методи елементів управління</text:p>
            <text:p text:style-name="P131"/>
            <text:p text:style-name="P158">Діяльнісна складова</text:p>
            <text:p text:style-name="P143"><text:span text:style-name="T1">Планує</text:span> процес розв’язування задачі з використанням програмування.</text:p>
            <text:p text:style-name="P143"><text:span text:style-name="T1">Створює і налагоджує</text:span> програми, зокрема подійно- <text:s/>й об’єктно-орієнтовані.</text:p>
            <text:p text:style-name="P143"><text:span text:style-name="T1">Використовує</text:span> в програмах вирази, коректно добирає типи даних. </text:p>
            <text:p text:style-name="P143"><text:span text:style-name="T1">Розв’язує </text:span>задачі з використанням усіх базових алгоритмічних структур, змінних та констант.</text:p>
            <text:p text:style-name="P143"><text:span text:style-name="T1">Обґрунтовує</text:span> вибір типів даних для розв’язування задачі</text:p>
            <text:p text:style-name="P132"/>
            <text:p text:style-name="P158">Ціннісна складова </text:p>
            <text:p text:style-name="P143"><text:span text:style-name="T1">Оцінює</text:span> відповідність результатів виконання програми поставленій задачі.</text:p>
            <text:p text:style-name="P123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98">Е<text:span text:style-name="T151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08"><text:span text:style-name="T37">О</text:span><text:span text:style-name="T38">дновимірні масиви</text:span><text:span text:style-name="T17">. </text:span><text:span text:style-name="T54">Практична робота №</text:span><text:span text:style-name="T55">1</text:span><text:span text:style-name="T54">. </text:span><text:span text:style-name="T16">Опрацювання елементів масивів. </text:span><text:span text:style-name="T1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96">П<text:span text:style-name="T151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73">З<text:span text:style-name="T151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73">В<text:span text:style-name="T151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08"><text:span text:style-name="T19">Складання </text:span><text:span text:style-name="T39">алгоритмів для опрацювання масивів</text:span><text:span text:style-name="T19">. </text:span><text:span text:style-name="T54">Практична робота №</text:span><text:span text:style-name="T55">2</text:span><text:span text:style-name="T54">. </text:span><text:span text:style-name="T47">В</text:span><text:span text:style-name="T48">порядкування масиву</text:span><text:span text:style-name="T32">. </text:span><text:span text:style-name="T1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74"><text:span text:style-name="T107">Складання </text:span><text:span text:style-name="T100">алгоритмів для опрацювання масивів</text:span><text:span text:style-name="T107">. </text:span><text:s/><text:span text:style-name="T2">Практична робота №</text:span><text:span text:style-name="T4">3</text:span><text:span text:style-name="T2">. </text:span>Виконання<text:span text:style-name="T78"> алгоритм</text:span>ів<text:span text:style-name="T78">. </text:span><text:span text:style-name="T10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97">О<text:span text:style-name="T152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97">М<text:span text:style-name="T152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97">А<text:span text:style-name="T152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97">З<text:span text:style-name="T152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68"><text:span text:style-name="T21">Робота з масивами.</text:span><text:span text:style-name="T56"> </text:span><text:span text:style-name="T54">Практична робота №</text:span><text:span text:style-name="T55">4</text:span><text:span text:style-name="T54">. </text:span><text:span text:style-name="T20">С</text:span><text:span text:style-name="T21">кладання алгоритмів впорядкування масивів</text:span><text:span text:style-name="T25">. </text:span>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87"><text:span text:style-name="T22">Ефективність алгоритмів.</text:span><text:span text:style-name="T57"> </text:span><text:span text:style-name="T54">Практична робота №</text:span><text:span text:style-name="T55">5</text:span><text:span text:style-name="T54">. </text:span><text:span text:style-name="T69">О</text:span><text:span text:style-name="T70">ціне</text:span><text:span text:style-name="T71">ння часової та ємнісної складності алгоритмів.</text:span><text:span text:style-name="T33"> </text:span><text:span text:style-name="T2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88">Повторення <text:span text:style-name="T144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84">Узагальнення <text:span text:style-name="T137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90"><text:span text:style-name="T156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90"><text:span text:style-name="T156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90"><text:span text:style-name="T156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90"><text:span text:style-name="T156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90"><text:span text:style-name="T156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90"><text:span text:style-name="T156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90"><text:span text:style-name="T156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90"><text:span text:style-name="T156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90"><text:span text:style-name="T156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90"><text:span text:style-name="T156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90"><text:span text:style-name="T156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90"><text:span text:style-name="T156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9"><text:span text:style-name="T3">Практична робота №</text:span><text:span text:style-name="T6">6</text:span><text:span text:style-name="T3">. </text:span>Пошук найбільшого та найменшого серед кількох значень. <text:span text:style-name="T10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5">П<text:span text:style-name="T157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2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84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5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22"><text:span text:style-name="T103">Тема 2</text:span>. <text:span text:style-name="T98">Програмне забезпечення та інформаційна безпека </text:span>(<text:span text:style-name="T141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99">П<text:span text:style-name="T158">рограмне забезпечення, типи.</text:span></text:p>
          </table:table-cell>
          <table:table-cell table:style-name="Таблиця1.D2" table:number-rows-spanned="9" office:value-type="string">
            <text:p text:style-name="P150">Учень/учениця</text:p>
            <text:p text:style-name="P159">Знаннєва складова</text:p>
            <text:p text:style-name="P144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4"><text:span text:style-name="T1">Класифікує </text:span>операційні системи; <text:span text:style-name="T1">пояснює </text:span>призначення драйверів.</text:p>
            <text:p text:style-name="P144"><text:span text:style-name="T1">Пояснює</text:span> поняття сумісності програмного забезпечення.</text:p>
            <text:p text:style-name="P144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4"><text:span text:style-name="T1">Пояснює</text:span> принципи стиснення даних.</text:p>
            <text:p text:style-name="P144"><text:span text:style-name="T1">Називає</text:span> типи файлів архівів.</text:p>
            <text:p text:style-name="P144"><text:span text:style-name="T1">Називає</text:span> основні типи шкідливих програм та <text:span text:style-name="T1">пояснює</text:span> принцип їх дії.</text:p>
            <text:p text:style-name="P144"><text:span text:style-name="T1">Розуміє</text:span> принципи і знає методи захисту від інформаційних загроз</text:p>
            <text:p text:style-name="P133"/>
            <text:p text:style-name="P159">Діяльнісна складова</text:p>
            <text:p text:style-name="P144"><text:span text:style-name="T1">Уміє</text:span> стискати файли та розпаковувати архіви.</text:p>
            <text:p text:style-name="P144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4"><text:span text:style-name="T1">Добирає</text:span> програмне забезпечення <text:s/>під конкретні задачі</text:p>
            <text:p text:style-name="P137"/>
            <text:p text:style-name="P156">Ціннісна складова</text:p>
            <text:p text:style-name="P144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24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13"><text:span text:style-name="T58">Практична робота №</text:span><text:span text:style-name="T59">7</text:span><text:span text:style-name="T58">. </text:span><text:span text:style-name="T49">К</text:span><text:span text:style-name="T50">ласифікація програмного забезпечення.</text:span><text:span text:style-name="T34"> </text:span><text:span text:style-name="T27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02">О<text:span text:style-name="T158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02">Д<text:span text:style-name="T158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09"><text:span text:style-name="T58"><text:s/></text:span><text:span text:style-name="T40">С</text:span><text:span text:style-name="T41">умісність програмного забезпечення.</text:span><text:span text:style-name="T24"> </text:span><text:span text:style-name="T27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02">Л<text:span text:style-name="T158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02">П<text:span text:style-name="T158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94"><text:span text:style-name="T5">Практична робота №</text:span><text:span text:style-name="T7">8</text:span><text:span text:style-name="T5">. </text:span><text:span text:style-name="T108">Стискання та розпакування архівів. </text:span><text:span text:style-name="T10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80"><text:span text:style-name="T79">Узагальнення з теми </text:span><text:span text:style-name="T101">Програмне забезпечення та інформаційна безпека.</text:span>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<text:soft-page-break/></text:p>
            <text:p text:style-name="P85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5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42">Тема <text:span text:style-name="T134">3</text:span>. <text:span text:style-name="T81">Бази даних. Системи керування базами даних </text:span>(<text:span text:style-name="T13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00">Б<text:span text:style-name="T159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51">Учень/учениця</text:p>
            <text:p text:style-name="P161">Знаннєва складова</text:p>
            <text:p text:style-name="P145"><text:span text:style-name="T1">Дає</text:span> означення бази даних.</text:p>
            <text:p text:style-name="P145"><text:span text:style-name="T1">Пояснює </text:span>відмінності подання даних у багатотабличних БД та в електронних таблицях.</text:p>
            <text:p text:style-name="P145"><text:span text:style-name="T1">Пояснює</text:span> поняття таблиці, поля, запису, ключа таблиці.</text:p>
            <text:p text:style-name="P145"><text:span text:style-name="T1">Пояснює</text:span> призначення систем керування базами даних</text:p>
            <text:p text:style-name="P145"/>
            <text:p text:style-name="P161">Діяльнісна складова</text:p>
            <text:p text:style-name="P145"><text:span text:style-name="T1">Уводить дані</text:span> в таблиці, усвідомлюючи обмеження, що накладаються структурою бази даних.</text:p>
            <text:p text:style-name="P145"><text:span text:style-name="T1">Сортує дані</text:span> в таблицях бази за одним чи кількома полями.</text:p>
            <text:p text:style-name="P145"><text:span text:style-name="T1">Фільтрує дані</text:span> в таблицях.</text:p>
            <text:p text:style-name="P145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40"><text:span text:style-name="T8">Редагує</text:span><text:span text:style-name="T98"> дані в таблицях</text:span></text:p>
            <text:p text:style-name="P141"/>
            <text:p text:style-name="P161">Ціннісна складова</text:p>
            <text:p text:style-name="P125"><text:span text:style-name="T15">Усвідомлює</text:span><text:span text:style-name="T9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5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10"><text:span text:style-name="T60">Практична робота №</text:span><text:span text:style-name="T61">9</text:span><text:span text:style-name="T60">.</text:span><text:span text:style-name="T35"> </text:span><text:span text:style-name="T51">У</text:span><text:span text:style-name="T52">ведення даних в таблиці</text:span><text:span text:style-name="T35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86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6">С<text:span text:style-name="T159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69"><text:span text:style-name="T60">Практична робота №</text:span><text:span text:style-name="T61">10</text:span><text:span text:style-name="T60">. </text:span><text:span text:style-name="T28">С</text:span><text:span text:style-name="T29">ортування даних</text:span><text:span text:style-name="T28">. </text:span><text:span text:style-name="T35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14"><text:span text:style-name="T60">Практична робота №</text:span><text:span text:style-name="T62">1</text:span><text:span text:style-name="T61">1</text:span><text:span text:style-name="T60">. </text:span><text:span text:style-name="T42">П</text:span><text:span text:style-name="T43">ошук та фільтрування даних.</text:span><text:span text:style-name="T36"> </text:span><text:span text:style-name="T27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04">В<text:span text:style-name="T160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92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81"><text:span text:style-name="T79">Узагальнення з теми <text:s/>«</text:span><text:span text:style-name="T102">Бази даних. Системи керування базами даних».</text:span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5"><text:soft-page-break/></text:p>
      <text:p text:style-name="P16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42">Тема <text:span text:style-name="T141">4</text:span>. <text:span text:style-name="T81">Опрацювання табличних даних</text:span> (<text:span text:style-name="T13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1">О<text:span text:style-name="T161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52">Учень/учениця</text:p>
            <text:p text:style-name="P139">Знаннєва складова</text:p>
            <text:p text:style-name="P146"><text:span text:style-name="T1">Пояснює</text:span> відмінність між посиланнями різних типів.</text:p>
            <text:p text:style-name="P146"><text:span text:style-name="T1">Називає </text:span>основні логічні, математичні та статистичні функції та пояснює їх призначення.</text:p>
            <text:p text:style-name="P146"><text:span text:style-name="T1">Інтерпретує </text:span>деякі види електронних таблиць як набори відомостей про однотипні об’єкти.</text:p>
            <text:p text:style-name="P146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34"/>
            <text:p text:style-name="P139">Діяльнісна складова</text:p>
            <text:p text:style-name="P146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6"><text:span text:style-name="T1">Використовує</text:span> посилання різних типів для опрацювання рядів даних.</text:p>
            <text:p text:style-name="P146"><text:span text:style-name="T1">Добирає </text:span>тип діаграми, що є найдоречнішим для візуального подання набору даних.</text:p>
            <text:p text:style-name="P146"><text:span text:style-name="T1">Уміє</text:span> будувати та інтерпретувати діаграми різних типів.</text:p>
            <text:p text:style-name="P146"><text:span text:style-name="T1">Застосовує</text:span> умовне форматування для унаочнення даних, що задовольняють певні умови.</text:p>
            <text:p text:style-name="P146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6"><text:span text:style-name="T1">Уміє</text:span> експортувати й імпортувати вміст електронних таблиць</text:p>
            <text:p text:style-name="P139"/>
            <text:p text:style-name="P139">Ціннісна складова</text:p>
            <text:p text:style-name="P135"><text:span text:style-name="T8">Усвідомлює</text:span><text:span text:style-name="T98"> значення електронних таблиць як засобу для фінансових розрахунків та розв’язання задач із інших дисциплін.</text:span></text:p>
            <text:p text:style-name="P136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6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11"><text:span text:style-name="T60">Практична робота №</text:span><text:span text:style-name="T63">1</text:span><text:span text:style-name="T64">2</text:span><text:span text:style-name="T60">.</text:span><text:span text:style-name="T35"> </text:span><text:span text:style-name="T51">В</text:span><text:span text:style-name="T53">икористання функцій для розвʼязування задач</text:span><text:span text:style-name="T35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03">О<text:span text:style-name="T161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05">В<text:span text:style-name="T161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70"><text:span text:style-name="T60">Практична робота №</text:span><text:span text:style-name="T65">1</text:span><text:span text:style-name="T64">3</text:span><text:span text:style-name="T60"> </text:span><text:span text:style-name="T27">В</text:span><text:span text:style-name="T30">икористання посилань для опрацювання рядів даних. </text:span><text:span text:style-name="T35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15"><text:span text:style-name="T60">Практична робота №</text:span><text:span text:style-name="T62">1</text:span><text:span text:style-name="T64">4</text:span><text:span text:style-name="T60">. </text:span><text:span text:style-name="T66">Б</text:span><text:span text:style-name="T44">у</text:span><text:span text:style-name="T45">дування діаграм, сортування та фільтрування даних. </text:span><text:span text:style-name="T27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06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3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82"><text:span text:style-name="T79">Узагальнення з теми <text:s/>«</text:span><text:span text:style-name="T99">Опрацювання табличних даних»</text:span></text:p>
            <text:p text:style-name="P78"/>
            <text:p text:style-name="P78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8"/>
      <text:p text:style-name="P18"><text:soft-page-break/></text:p>
      <text:p text:style-name="P18"/>
      <text:p text:style-name="P18"/>
      <text:p text:style-name="P18"/>
      <text:p text:style-name="P18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42">Тема <text:span text:style-name="T141">5</text:span>. <text:span text:style-name="T81">3D-графіка</text:span> (<text:span text:style-name="T145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18">Т<text:span text:style-name="T162">ривимірне моделювання обʼєктів реального світу.</text:span></text:p>
          </table:table-cell>
          <table:table-cell table:style-name="Таблиця6.A2" table:number-rows-spanned="11" office:value-type="string">
            <text:p text:style-name="P153">Учень/учениця</text:p>
            <text:p text:style-name="P160">Знаннєва складова</text:p>
            <text:p text:style-name="P147"><text:span text:style-name="T1">Пояснює </text:span>призначення тривимірного моделювання об’єктів реального світу.</text:p>
            <text:p text:style-name="P147"><text:span text:style-name="T1">Знає </text:span>основні принципи тривимірного моделювання.</text:p>
            <text:p text:style-name="P147"><text:span text:style-name="T1">Пояснює</text:span> принцип отримання тривимірного анімованого зображення</text:p>
            <text:p text:style-name="P117"/>
            <text:p text:style-name="P160">Діяльнісна складова</text:p>
            <text:p text:style-name="P147"><text:span text:style-name="T1">Створює</text:span> просторові моделі з використанням тривимірних примітивів.</text:p>
            <text:p text:style-name="P147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7"><text:span text:style-name="T1">Створює</text:span> анімаційні ефекти</text:p>
            <text:p text:style-name="P138"/>
            <text:p text:style-name="P157">Ціннісна складова</text:p>
            <text:p text:style-name="P147"><text:span text:style-name="T1">Оцінює</text:span> перспективи використання тривимірного моделювання для розв’язання повсякденних задач.</text:p>
            <text:p text:style-name="P126"><text:span text:style-name="Зміст_5f_вимоги_20_Знак"><text:span text:style-name="T76">Усвідомлює</text:span></text:span><text:span text:style-name="Зміст_5f_вимоги_20_Знак"><text:span text:style-name="T73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6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112"><text:span text:style-name="T60">Практична робота №</text:span><text:span text:style-name="T67">1</text:span><text:span text:style-name="T68">5</text:span><text:span text:style-name="T60">. </text:span><text:span text:style-name="T31">Створення просторових моделей з </text:span><text:span text:style-name="T72">використанням тривимірних примітивів.</text:span><text:span text:style-name="T27"> </text:span><text:span text:style-name="T35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7">П<text:span text:style-name="T162">ринципи тривимірного моделювання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19">П<text:span text:style-name="T162">ринцип отримання тривимірного </text:span><text:span text:style-name="T155">анімованого зображення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71"><text:span text:style-name="T60">Практична робота №</text:span><text:span text:style-name="T67">1</text:span><text:span text:style-name="T68">6</text:span><text:span text:style-name="T60">. </text:span><text:span text:style-name="T74">Редагу</text:span><text:span text:style-name="T75">вання </text:span><text:span text:style-name="T74">форм</text:span><text:span text:style-name="T75">и</text:span><text:span text:style-name="T74"> й вигляд</text:span><text:span text:style-name="T75">у</text:span><text:span text:style-name="T74"> тривимірних об’єктів, з</text:span><text:span text:style-name="T75">міна</text:span><text:span text:style-name="T74"> властивост</text:span><text:span text:style-name="T75">ей</text:span><text:span text:style-name="T74"> вершин, ребер, граней і поверхонь.</text:span><text:span text:style-name="T77"> </text:span><text:span text:style-name="T35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116"><text:span text:style-name="T60">Практична робота №</text:span><text:span text:style-name="T62">1</text:span><text:span text:style-name="T68">7</text:span><text:span text:style-name="T60">. </text:span><text:span text:style-name="T44">Ст</text:span><text:span text:style-name="T46">ворення анімаційних ефектів</text:span><text:span text:style-name="T44">. </text:span><text:span text:style-name="T27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127"><text:span text:style-name="Зміст_5f_вимоги_20_Знак"><text:span text:style-name="T153">3D-др</text:span></text:span><text:span text:style-name="Зміст_5f_вимоги_20_Знак"><text:span text:style-name="T154">ук.</text:span>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07">П<text:span text:style-name="T163">росторові моделі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5">Тривимірна графіка у сучасному світі, перспектив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1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83"><text:span text:style-name="T79">Узагальнення з теми <text:s/>«</text:span><text:span text:style-name="T99">D-графіка»</text:span></text:p>
            <text:p text:style-name="P79"/>
            <text:p text:style-name="P79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8"/>
      <text:p text:style-name="P121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4">Клас</text:p>
          </table:table-cell>
          <table:table-cell table:style-name="Таблица2.A1" office:value-type="string">
            <text:p text:style-name="P44">Годин на тиждень</text:p>
          </table:table-cell>
          <table:table-cell table:style-name="Таблица2.A1" office:value-type="string">
            <text:p text:style-name="P44">Разом за програмою</text:p>
          </table:table-cell>
          <table:table-cell table:style-name="Таблица2.A1" office:value-type="string">
            <text:p text:style-name="P44">І ч.</text:p>
          </table:table-cell>
          <table:table-cell table:style-name="Таблица2.A1" office:value-type="string">
            <text:p text:style-name="P52"><text:span text:style-name="Основной_20_шрифт_20_абзаца"><text:span text:style-name="T109">II </text:span></text:span><text:span text:style-name="Основной_20_шрифт_20_абзаца"><text:span text:style-name="T110">2 ч.</text:span></text:span></text:p>
          </table:table-cell>
          <table:table-cell table:style-name="Таблица2.A1" office:value-type="string">
            <text:p text:style-name="P52"><text:span text:style-name="Основной_20_шрифт_20_абзаца"><text:span text:style-name="T109">III</text:span></text:span><text:span text:style-name="Основной_20_шрифт_20_абзаца"><text:span text:style-name="T110"> ч.</text:span></text:span></text:p>
          </table:table-cell>
          <table:table-cell table:style-name="Таблица2.G1" office:value-type="string">
            <text:p text:style-name="P52"><text:span text:style-name="Основной_20_шрифт_20_абзаца"><text:span text:style-name="T109">IV</text:span></text:span><text:span text:style-name="Основной_20_шрифт_20_абзаца"><text:span text:style-name="T110"> ч.</text:span></text:span></text:p>
          </table:table-cell>
        </table:table-row>
        <table:table-row>
          <table:table-cell table:style-name="Таблица2.A2" office:value-type="string">
            <text:p text:style-name="P45"><text:span text:style-name="T147">9</text:span>-А</text:p>
          </table:table-cell>
          <table:table-cell table:style-name="Таблица2.A2" office:value-type="string">
            <text:p text:style-name="P52">1</text:p>
          </table:table-cell>
          <table:table-cell table:style-name="Таблица2.A2" office:value-type="string">
            <text:p text:style-name="P61"/>
          </table:table-cell>
          <table:table-cell table:style-name="Таблица2.A2" office:value-type="string">
            <text:p text:style-name="P54"/>
          </table:table-cell>
          <table:table-cell table:style-name="Таблица2.A2" office:value-type="string">
            <text:p text:style-name="P52"/>
          </table:table-cell>
          <table:table-cell table:style-name="Таблица2.A2" office:value-type="string">
            <text:p text:style-name="P52"/>
          </table:table-cell>
          <table:table-cell table:style-name="Таблица2.G2" office:value-type="string">
            <text:p text:style-name="P61"/>
          </table:table-cell>
        </table:table-row>
        <table:table-row>
          <table:table-cell table:style-name="Таблица2.A2" office:value-type="string">
            <text:p text:style-name="P45"><text:span text:style-name="T147">9</text:span>-Б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5"><text:span text:style-name="T147">9</text:span>-<text:span text:style-name="T133">В</text:span></text:p>
          </table:table-cell>
          <table:table-cell table:style-name="Таблица2.A2" office:value-type="string">
            <text:p text:style-name="P63">2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3"/>
          </table:table-cell>
          <table:table-cell table:style-name="Таблица2.G2" office:value-type="string">
            <text:p text:style-name="P63"/>
          </table:table-cell>
        </table:table-row>
      </table:table>
      <text:p text:style-name="P3"/>
      <text:p text:style-name="P3"/>
      <text:p text:style-name="P1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3">Граф<text:span text:style-name="Основной_20_шрифт_20_абзаца"><text:span text:style-name="T110">ік контрольних та практичних робіт </text:span></text:span><text:span text:style-name="Основной_20_шрифт_20_абзаца"><text:span text:style-name="T128">9</text:span></text:span><text:span text:style-name="Основной_20_шрифт_20_абзаца"><text:span text:style-name="T11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6">Тип роботи</text:p>
          </table:table-cell>
          <table:table-cell table:style-name="Таблиця4.A2" office:value-type="string">
            <text:p text:style-name="P53"><text:span text:style-name="T127">9</text:span><text:span text:style-name="T110">-А</text:span></text:p>
          </table:table-cell>
          <table:table-cell table:style-name="Таблиця4.A2" office:value-type="string">
            <text:p text:style-name="P53"><text:span text:style-name="T127">9</text:span><text:span text:style-name="T110">-Б</text:span></text:p>
          </table:table-cell>
          <table:table-cell table:style-name="Таблиця4.D2" office:value-type="string">
            <text:p text:style-name="P46"><text:span text:style-name="T148">9</text:span>-<text:span text:style-name="T135">В</text:span></text:p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1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0">Практична робота №</text:span></text:span><text:span text:style-name="Основной_20_шрифт_20_абзаца"><text:span text:style-name="T111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11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2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15">Узагальнення №</text:span></text:span><text:span text:style-name="Основной_20_шрифт_20_абзаца"><text:span text:style-name="T113">1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42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120">Практична робота №</text:span></text:span><text:span text:style-name="Основной_20_шрифт_20_абзаца"><text:span text:style-name="T121">6</text:span></text:span></text:p>
          </table:table-cell>
          <table:table-cell table:style-name="Таблиця4.A2" office:value-type="string">
            <text:p text:style-name="P48"><text:span text:style-name="Основной_20_шрифт_20_абзаца"><text:span text:style-name="T143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15">Узагальнення №</text:span></text:span><text:span text:style-name="Основной_20_шрифт_20_абзаца"><text:span text:style-name="T114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20">Практична робота №</text:span></text:span><text:span text:style-name="Основной_20_шрифт_20_абзаца"><text:span text:style-name="T121">7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6">Практична робота №</text:span></text:span><text:span text:style-name="Основной_20_шрифт_20_абзаца"><text:span text:style-name="T117">8</text:span></text:span></text:p>
          </table:table-cell>
          <table:table-cell table:style-name="Таблиця4.A2" office:value-type="string">
            <text:p text:style-name="P43"><text:span text:style-name="Основной_20_шрифт_20_абзаца"><text:span text:style-name="T143"/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1"><text:span text:style-name="Основной_20_шрифт_20_абзаца"><text:span text:style-name="T113">Узагальнення №</text:span></text:span><text:span text:style-name="Основной_20_шрифт_20_абзаца"><text:span text:style-name="T114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9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0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4">1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57"><text:span text:style-name="Основной_20_шрифт_20_абзаца"><text:span text:style-name="T113">Узагальнення №</text:span></text:span><text:span text:style-name="Основной_20_шрифт_20_абзаца"><text:span text:style-name="T114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5">2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5">3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ext:soft-page-break/>
        <table:table-row>
          <table:table-cell table:style-name="Таблиця4.A2" office:value-type="string">
            <text:p text:style-name="P66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5">4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13">Узагальнення №</text:span></text:span><text:span text:style-name="Основной_20_шрифт_20_абзаца"><text:span text:style-name="T118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6">5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6">6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2">Практична робота №</text:span></text:span><text:span text:style-name="Основной_20_шрифт_20_абзаца"><text:span text:style-name="T123">1</text:span></text:span><text:span text:style-name="Основной_20_шрифт_20_абзаца"><text:span text:style-name="T126">7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13">Узагальнення №</text:span></text:span><text:span text:style-name="Основной_20_шрифт_20_абзаца"><text:span text:style-name="T119">6</text:span></text:span></text:p>
          </table:table-cell>
          <table:table-cell table:style-name="Таблиця4.A2" office:value-type="string">
            <text:p text:style-name="P43"/>
          </table:table-cell>
          <table:table-cell table:style-name="Таблиця4.A2" office:value-type="string">
            <text:p text:style-name="P43"/>
          </table:table-cell>
          <table:table-cell table:style-name="Таблиця4.D2" office:value-type="string">
            <text:p text:style-name="P43"/>
          </table:table-cell>
        </table:table-row>
      </table:table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63"><text:span text:style-name="T82"/></text:p>
      <text:p text:style-name="P163"><text:span text:style-name="T8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163"><text:span text:style-name="T89"><text:tab/></text:span><text:span text:style-name="T165">К</text:span><text:span text:style-name="T166">ерівник</text:span><text:span text:style-name="T89"> </text:span><text:span text:style-name="T165">Ш</text:span><text:span text:style-name="T166">МО <text:tab/><text:tab/><text:tab/><text:tab/><text:tab/><text:tab/><text:tab/><text:tab/><text:tab/><text:tab/><text:tab/><text:tab/><text:tab/><text:tab/><text:tab/><text:tab/></text:span><text:span text:style-name="T165">Заступник</text:span><text:span text:style-name="T166"> директора </text:span><text:span text:style-name="T168">з НВР ЕЗОШ №</text:span><text:span text:style-name="T169">2</text:span><text:span text:style-name="T168"> </text:span></text:p>
      <text:p text:style-name="P163"><text:span text:style-name="T82"><text:tab/>_________ <text:s/></text:span><text:span text:style-name="T166">В.В.</text:span><text:span text:style-name="T82"> </text:span><text:span text:style-name="T166">Маляренко</text:span><text:span text:style-name="T8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163"><text:span text:style-name="T82"><text:tab/></text:span><text:span text:style-name="T90">І семестр </text:span><text:span text:style-name="T82">____________ 201</text:span><text:span text:style-name="T91">9</text:span><text:span text:style-name="T82"> р.<text:tab/><text:tab/><text:tab/><text:tab/><text:tab/><text:tab/><text:tab/><text:tab/><text:tab/><text:tab/><text:tab/></text:span><text:span text:style-name="T90">І семестр </text:span><text:span text:style-name="T82">______________ 201</text:span><text:span text:style-name="T167">9</text:span><text:span text:style-name="T82"> р.</text:span></text:p>
      <text:p text:style-name="P163"><text:span text:style-name="T92"><text:tab/></text:span><text:span text:style-name="T88">ІІ семестр </text:span><text:span text:style-name="T92">____________ 20</text:span><text:span text:style-name="T164">20</text:span><text:span text:style-name="T92"> р.<text:tab/><text:tab/><text:tab/><text:tab/><text:tab/><text:tab/><text:tab/><text:tab/><text:tab/><text:tab/><text:tab/></text:span><text:span text:style-name="T88">ІІ семестр </text:span><text:span text:style-name="T92">_____________ 20</text:span><text:span text:style-name="T164">20</text:span><text:span text:style-name="T92"> р.</text:span></text:p>
      <text:p text:style-name="P12"/>
      <text:p text:style-name="P12"/>
      <text:p text:style-name="P12"/>
      <text:p text:style-name="P12"/>
      <text:p text:style-name="P10">Календарно-тематичне планування</text:p>
      <text:p text:style-name="P10">з <text:span text:style-name="T132">і</text:span>нформатики для <text:span text:style-name="T149">9</text:span> класів</text:p>
      <text:p text:style-name="P10"><text:span text:style-name="T129">в</text:span>читель Трубіцина А.Л.</text:p>
      <text:p text:style-name="P20"><text:span text:style-name="T93">201</text:span><text:span text:style-name="T94">9</text:span><text:span text:style-name="T93">-20</text:span><text:span text:style-name="T94">20</text:span><text:span text:style-name="T93"> н.р.</text:span></text:p>
      <text:p text:style-name="P11"/>
      <text:p text:style-name="P11"/>
      <text:p text:style-name="P11"/>
      <text:p text:style-name="P11"/>
      <text:p text:style-name="P5">Джерело: Програма для загальноосвітніх навчальних закладів.</text:p>
      <text:p text:style-name="P20"><text:span text:style-name="T82">Інформатика навчальна програма для учнів </text:span><text:span text:style-name="T87">9</text:span><text:span text:style-name="T86"> </text:span><text:span text:style-name="T82">класу</text:span></text:p>
      <text:p text:style-name="P5">загальноосвітніх навчальних закладів <text:span text:style-name="T130">затверджена Міністерством освіти і науки України</text:span></text:p>
      <text:p text:style-name="P7">(Наказ МОН від <text:span text:style-name="T131">07.06.2017 №804</text:span>)</text:p>
      <text:p text:style-name="P7"/>
      <text:p text:style-name="P7"/>
      <text:p text:style-name="P5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1:26.445673305</dc:date>
    <meta:editing-duration>PT1H48M38S</meta:editing-duration>
    <meta:editing-cycles>82</meta:editing-cycles>
    <meta:generator>LibreOffice/6.3.1.2$Linux_X86_64 LibreOffice_project/30$Build-2</meta:generator>
    <meta:document-statistic meta:table-count="7" meta:image-count="0" meta:object-count="0" meta:page-count="8" meta:paragraph-count="366" meta:word-count="1488" meta:character-count="10823" meta:non-whitespace-character-count="9607"/>
  </office:meta>
</office:document-meta>
</file>